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4e50" officeooo:paragraph-rsid="001d4e50"/>
    </style:style>
    <style:style style:name="P2" style:family="paragraph" style:parent-style-name="Standard">
      <style:text-properties fo:language="ru" fo:country="RU" officeooo:rsid="001567f6" officeooo:paragraph-rsid="001567f6"/>
    </style:style>
    <style:style style:name="P3" style:family="paragraph" style:parent-style-name="Standard">
      <style:text-properties fo:language="ru" fo:country="RU" officeooo:rsid="0015cafb" officeooo:paragraph-rsid="0015cafb"/>
    </style:style>
    <style:style style:name="P4" style:family="paragraph" style:parent-style-name="Standard">
      <style:text-properties fo:language="ru" fo:country="RU" officeooo:rsid="0017b74c" officeooo:paragraph-rsid="0017b74c"/>
    </style:style>
    <style:style style:name="P5" style:family="paragraph" style:parent-style-name="Standard">
      <style:text-properties fo:language="ru" fo:country="RU" officeooo:rsid="001a0caa" officeooo:paragraph-rsid="001a0caa"/>
    </style:style>
    <style:style style:name="P6" style:family="paragraph" style:parent-style-name="Standard">
      <style:text-properties fo:language="ru" fo:country="RU" officeooo:rsid="001b411b" officeooo:paragraph-rsid="001b411b"/>
    </style:style>
    <style:style style:name="P7" style:family="paragraph" style:parent-style-name="Standard">
      <style:text-properties fo:language="ru" fo:country="RU" officeooo:rsid="001d3209" officeooo:paragraph-rsid="001d3209"/>
    </style:style>
    <style:style style:name="P8" style:family="paragraph" style:parent-style-name="Standard">
      <style:text-properties fo:language="ru" fo:country="RU" officeooo:rsid="0020c82b" officeooo:paragraph-rsid="0020c82b"/>
    </style:style>
    <style:style style:name="P9" style:family="paragraph" style:parent-style-name="Standard">
      <style:text-properties fo:language="ru" fo:country="RU" officeooo:rsid="00228c43" officeooo:paragraph-rsid="00228c43"/>
    </style:style>
    <style:style style:name="P10" style:family="paragraph" style:parent-style-name="Standard">
      <style:text-properties officeooo:rsid="001567f6" officeooo:paragraph-rsid="001567f6"/>
    </style:style>
    <style:style style:name="P11" style:family="paragraph" style:parent-style-name="Standard">
      <style:text-properties officeooo:paragraph-rsid="0017b74c"/>
    </style:style>
    <style:style style:name="P12" style:family="paragraph" style:parent-style-name="Standard">
      <style:text-properties officeooo:rsid="0017b74c" officeooo:paragraph-rsid="0017b74c"/>
    </style:style>
    <style:style style:name="P13" style:family="paragraph" style:parent-style-name="Standard">
      <style:text-properties officeooo:rsid="00198c02" officeooo:paragraph-rsid="00198c02"/>
    </style:style>
    <style:style style:name="P14" style:family="paragraph" style:parent-style-name="Standard">
      <style:text-properties officeooo:rsid="0019eb6e" officeooo:paragraph-rsid="0019eb6e"/>
    </style:style>
    <style:style style:name="P15" style:family="paragraph" style:parent-style-name="Standard">
      <style:text-properties officeooo:rsid="001b411b" officeooo:paragraph-rsid="001b411b"/>
    </style:style>
    <style:style style:name="P16" style:family="paragraph" style:parent-style-name="Standard">
      <style:paragraph-properties style:line-height-at-least="0.476cm"/>
      <style:text-properties fo:color="#000000" loext:opacity="100%" style:font-name="Consolas" fo:font-size="9pt" fo:font-weight="normal" fo:background-color="#fffffe"/>
    </style:style>
    <style:style style:name="P17" style:family="paragraph" style:parent-style-name="Standard">
      <style:text-properties fo:color="#000000" loext:opacity="100%" style:font-name="Consolas" fo:font-size="9pt" fo:language="ru" fo:country="RU" fo:font-weight="normal" officeooo:rsid="001d3209" officeooo:paragraph-rsid="001d3209" fo:background-color="#fffffe"/>
    </style:style>
    <style:style style:name="P18" style:family="paragraph" style:parent-style-name="Standard">
      <style:paragraph-properties style:line-height-at-least="0.476cm"/>
      <style:text-properties fo:color="#000000" loext:opacity="100%" fo:background-color="#fffffe"/>
    </style:style>
    <style:style style:name="P19" style:family="paragraph" style:parent-style-name="Standard">
      <style:text-properties officeooo:paragraph-rsid="001a0caa"/>
    </style:style>
    <style:style style:name="T1" style:family="text">
      <style:text-properties officeooo:rsid="001567f6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567f6"/>
    </style:style>
    <style:style style:name="T4" style:family="text">
      <style:text-properties fo:language="ru" fo:country="RU" officeooo:rsid="0017b74c"/>
    </style:style>
    <style:style style:name="T5" style:family="text">
      <style:text-properties fo:language="ru" fo:country="RU" officeooo:rsid="00198c02"/>
    </style:style>
    <style:style style:name="T6" style:family="text">
      <style:text-properties fo:language="ru" fo:country="RU" officeooo:rsid="001b411b"/>
    </style:style>
    <style:style style:name="T7" style:family="text">
      <style:text-properties fo:language="ru" fo:country="RU" officeooo:rsid="001d4e50"/>
    </style:style>
    <style:style style:name="T8" style:family="text">
      <style:text-properties fo:language="ru" fo:country="RU" officeooo:rsid="001a0caa"/>
    </style:style>
    <style:style style:name="T9" style:family="text">
      <style:text-properties fo:language="ru" fo:country="RU" officeooo:rsid="00228c43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567f6"/>
    </style:style>
    <style:style style:name="T12" style:family="text">
      <style:text-properties fo:language="en" fo:country="US" officeooo:rsid="0017b74c"/>
    </style:style>
    <style:style style:name="T13" style:family="text">
      <style:text-properties fo:language="en" fo:country="US" officeooo:rsid="001b411b"/>
    </style:style>
    <style:style style:name="T14" style:family="text">
      <style:text-properties fo:language="en" fo:country="US" officeooo:rsid="001d4e50"/>
    </style:style>
    <style:style style:name="T15" style:family="text">
      <style:text-properties fo:language="en" fo:country="US" officeooo:rsid="001eebe8"/>
    </style:style>
    <style:style style:name="T16" style:family="text">
      <style:text-properties fo:language="en" fo:country="US" officeooo:rsid="0020c82b"/>
    </style:style>
    <style:style style:name="T17" style:family="text">
      <style:text-properties fo:language="en" fo:country="US" officeooo:rsid="00228c43"/>
    </style:style>
    <style:style style:name="T18" style:family="text">
      <style:text-properties officeooo:rsid="0015cafb"/>
    </style:style>
    <style:style style:name="T19" style:family="text">
      <style:text-properties officeooo:rsid="0017b74c"/>
    </style:style>
    <style:style style:name="T20" style:family="text">
      <style:text-properties officeooo:rsid="0019eb6e"/>
    </style:style>
    <style:style style:name="T21" style:family="text">
      <style:text-properties officeooo:rsid="001b411b"/>
    </style:style>
    <style:style style:name="T22" style:family="text">
      <style:text-properties fo:color="#cc7832" loext:opacity="100%" style:font-name="Courier New" fo:font-size="22.5pt" fo:language="en" fo:country="US" fo:font-style="normal" fo:font-weight="normal" style:font-size-asian="22.5pt" style:font-style-asian="normal" style:font-weight-asian="normal"/>
    </style:style>
    <style:style style:name="T23" style:family="text">
      <style:text-properties fo:font-variant="normal" fo:text-transform="none" fo:color="#505050" loext:opacity="100%" style:font-name="OpenSans" fo:font-size="9pt" fo:letter-spacing="normal" fo:font-style="normal" fo:font-weight="normal"/>
    </style:style>
    <style:style style:name="T24" style:family="text">
      <style:text-properties fo:font-variant="normal" fo:text-transform="none" fo:color="#505050" loext:opacity="100%" style:font-name="OpenSans" fo:font-size="9pt" fo:letter-spacing="normal" fo:language="en" fo:country="US" fo:font-style="normal" fo:font-weight="normal" officeooo:rsid="0020c82b"/>
    </style:style>
    <style:style style:name="T25" style:family="text">
      <style:text-properties style:font-name="Consolas" fo:font-size="9pt" fo:font-weight="normal"/>
    </style:style>
    <style:style style:name="T26" style:family="text">
      <style:text-properties fo:color="#a31515" loext:opacity="100%" style:font-name="Consolas" fo:font-size="9pt" fo:font-weight="normal"/>
    </style:style>
    <style:style style:name="T27" style:family="text">
      <style:text-properties fo:color="#098658" loext:opacity="100%" style:font-name="Consolas" fo:font-size="9pt" fo:font-weight="normal"/>
    </style:style>
    <style:style style:name="T28" style:family="text">
      <style:text-properties fo:color="#0451a5" loext:opacity="100%" style:font-name="Consolas" fo:font-size="9pt" fo:font-weight="normal"/>
    </style:style>
    <style:style style:name="T29" style:family="text">
      <style:text-properties officeooo:rsid="001d4e50"/>
    </style:style>
    <style:style style:name="T30" style:family="text">
      <style:text-properties officeooo:rsid="001eebe8"/>
    </style:style>
    <style:style style:name="T31" style:family="text">
      <style:text-properties officeooo:rsid="0020c8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опроводительное письмо.</text:p>
      <text:p text:style-name="Standard"/>
      <text:p text:style-name="P1">Github - https://github.com/AlekseiKhatkevich/telephone_numbers</text:p>
      <text:p text:style-name="Standard"/>
      <text:p text:style-name="Standard">Как это работает?</text:p>
      <text:p text:style-name="Standard"/>
      <text:p text:style-name="Standard"><text:span text:style-name="T2">Общая идея такова. <text:s/>С помощью класса ascertain.handle_csv.DownloadCSV</text:span> <text:s/><text:span text:style-name="T11">CSV </text:span><text:span text:style-name="T1">файлы с сайта закачиваются на диск, а затем с помощью класса ascertain.handle_csv.DatabaseCSVUpload </text:span><text:span text:style-name="T18">открываются и </text:span><text:span text:style-name="T1">парсятся на строки, создаются эксземпляры класса модели и это все загружается в таблицу. В процессе данного преобразования данные из </text:span><text:span text:style-name="T11">CSV </text:span><text:span text:style-name="T3">файлов в колонках «От» и «До» объединяются в диапазон (то, что потом станет </text:span><text:span text:style-name="T11">Int4range </text:span><text:span text:style-name="T3">в </text:span><text:span text:style-name="T11">PostgreSQL) </text:span><text:span text:style-name="T3">для удобства поиска по нему и удобства создания индекса.</text:span></text:p>
      <text:p text:style-name="P10"><text:span text:style-name="T2">Почему не </text:span><text:span text:style-name="T10">SQL COPY FROM? <text:s/></text:span></text:p>
      <text:p text:style-name="P10"><text:span text:style-name="T10">a) </text:span><text:span text:style-name="T2">Интереснее было сделать в </text:span><text:span text:style-name="T10">Django.</text:span></text:p>
      <text:p text:style-name="P2">б) Если не делать таблицу с полями такими же как в <text:span text:style-name="T10">CSV </text:span>то придется делать это все через временную промежуточную таблицу, и не факт, что это будет быстрее. <text:span text:style-name="T18">Если делать 1:1 то возможно придется делать функциональный индекс(если это будет вообще возможно) </text:span><text:span text:style-name="T19">и использовать </text:span><text:span text:style-name="T12">BETWEEN </text:span><text:span text:style-name="T19">для поиска вместо </text:span><text:span text:style-name="T12">@&gt; &lt;@, </text:span><text:span text:style-name="T19">что скорее всего не очень быстро.</text:span></text:p>
      <text:p text:style-name="P2">в) Этап от открытия первого файла на диске до создания последнего экземпляра модели из 400.000 экземпляров - это примерно 2 секунды. Все остальное - загрузка данных в БД.</text:p>
      <text:p text:style-name="P3">г) Все равно каждый раз придется удалять все данные и писать их по новой. Так что вариант с загрузкой свежих данных и каким либо<text:span text:style-name="T10"> updat</text:span>ом таблицы вместо просто удалить все/записать все отпадает так как не ясно, что делать в случае конфликтов.</text:p>
      <text:p text:style-name="P3">в) <text:s/><text:span text:style-name="T19">Вообще пункт а) по большому счету все решил.</text:span></text:p>
      <text:p text:style-name="P3"/>
      <text:p text:style-name="P4">Почему с промежуточным сохранением в файл?</text:p>
      <text:p text:style-name="P4">а) Так проще.</text:p>
      <text:p text:style-name="P11"><text:span text:style-name="T4">б) Это все будет запускаться через </text:span><text:span text:style-name="T12">Celery </text:span><text:span text:style-name="T4">и возможны </text:span><text:span text:style-name="T12">retry. </text:span><text:span text:style-name="T4">Держать в памяти порядка 40 мб данных на протяжении возможно часов так себе идея по моему. Плюс отказоустойчивость в таком случае выше.</text:span></text:p>
      <text:p text:style-name="P11"><text:span text:style-name="T4"/></text:p>
      <text:p text:style-name="P12"><text:span text:style-name="T2">Почему данные каждый раз удаляются и записываются по новой?</text:span></text:p>
      <text:p text:style-name="P12"><text:span text:style-name="T2">а) Поставщик данных обновляет все файлы в полночь раз в сутки <text:s/>с обновление</text:span><text:span text:style-name="T10"> etag.</text:span><text:span text:style-name="T2"> Если мы грузим их раз в сутки так-же то клиентский кеш не наш вариант.</text:span></text:p>
      <text:p text:style-name="P12"><text:span text:style-name="T2">б) </text:span><text:span text:style-name="T5">Так быстрее и проще.</text:span></text:p>
      <text:p text:style-name="P13"><text:span text:style-name="T2">в)Не понятно, что делать в случае исключений. Если например исключение возникает при загрузке данных из одного файла из 4х или один файл не закачивается? По идее данные валидны только комплектом из 4х файлов и нельзя что то где то менять, оставлять часть данных вчерашних, а часть новых, не загружать какие либо строки, итд.</text:span></text:p>
      <text:p text:style-name="P13"><text:span text:style-name="T2"/></text:p>
      <text:p text:style-name="P14"><text:span text:style-name="T2">Почему нет валидации данных в моделях и в БД?</text:span></text:p>
      <text:p text:style-name="P14"><text:span text:style-name="T2">а) Не понятно, что делать в случае получения исключения.</text:span></text:p>
      <text:p text:style-name="P3"><text:span text:style-name="T20">б) Валидацию должен осуществлять поставщик данных. Мы грузим уже все как есть.</text:span></text:p>
      <text:p text:style-name="P3"/>
      <text:p text:style-name="P5">Почему <text:span text:style-name="T10">ENV </text:span>файлы на гитхабе?</text:p>
      <text:p text:style-name="P5">- Потому, что это тестовое задание. Пересылать их отдельно нет смысла.</text:p>
      <text:p text:style-name="P5"/>
      <text:p text:style-name="P8">Почему нет <text:span text:style-name="T10">web </text:span>формы?</text:p>
      <text:p text:style-name="P8">- а зачем? Суть проекта не в этом. Я последний раз имел дело с <text:span text:style-name="T10">html, </text:span>формами и прочим бутстрапом более года назад и возвращается не хочу.</text:p>
      <text:p text:style-name="P3"/>
      <text:p text:style-name="P8"><text:soft-page-break/>Почему в докере?</text:p>
      <text:p text:style-name="P8">- Так проще(мне по крайней мере)</text:p>
      <text:p text:style-name="P8"/>
      <text:p text:style-name="P5">Задача по загрузке и сохранению данных осуществляется с помощью задач <text:span text:style-name="T10">celery ascertain.tasks.download_csv_files </text:span>и ascertain.tasks.upload_csv_to_db объединенных в <text:s/>в цепочку задач. Задача выполняется по расписанию раз в сутки ночью. Настройки здесь - <text:s/>telephone_numbers/celeryconfig.py:15. Так же есть <text:span text:style-name="T10">manage </text:span>скрипт выполняющий ту-же самую задачу — ascertain.management.commands.populate.Command (<text:span text:style-name="T10">python manage.py populate)</text:span></text:p>
      <text:p text:style-name="P5"><text:span text:style-name="T10"/></text:p>
      <text:p text:style-name="P5"><text:span text:style-name="T10">CSV </text:span>файлы сохраняются в папке <text:span text:style-name="T10">ascertain\csv_files</text:span></text:p>
      <text:p text:style-name="P5"><text:span text:style-name="T10">Log </text:span>фалы в папке <text:span text:style-name="T10">ascertain\logs</text:span></text:p>
      <text:p text:style-name="P5"><text:span text:style-name="T10"/></text:p>
      <text:p text:style-name="P6">Приложения, установленные в проект:</text:p>
      <text:p text:style-name="P6">- <text:span text:style-name="T10">Django</text:span></text:p>
      <text:p text:style-name="P6"><text:span text:style-name="T10">- DRF</text:span></text:p>
      <text:p text:style-name="Standard">- python-dotenv –<text:span text:style-name="T13"> </text:span><text:span text:style-name="T6">для загрузки </text:span><text:span text:style-name="T13">env </text:span><text:span text:style-name="T6">файлов для сеттингов.</text:span></text:p>
      <text:p text:style-name="Standard">- aiofiles — <text:span text:style-name="T21">для асинхронного сохранения файлов на диск.</text:span></text:p>
      <text:p text:style-name="Standard">- <text:span text:style-name="T13">celery – </text:span><text:span text:style-name="T6">для запуска задачи по сохранению данных по расписанию.</text:span></text:p>
      <text:p text:style-name="Standard"><text:span text:style-name="T6">- </text:span><text:span text:style-name="T13">redis &amp;&amp; django-redis – </text:span><text:span text:style-name="T6">кэш, брокер для </text:span><text:span text:style-name="T13">celery</text:span></text:p>
      <text:p text:style-name="Standard"><text:span text:style-name="T13">- Pytest </text:span><text:span text:style-name="T6">+ плагины <text:s/>- для запуск тестов.</text:span></text:p>
      <text:p text:style-name="Standard">- <text:span text:style-name="T13">drf-ujson2 – </text:span><text:span text:style-name="T6">быстрый парсер/рендерер </text:span><text:span text:style-name="T13">json </text:span><text:span text:style-name="T6">для </text:span><text:span text:style-name="T13">drf.</text:span></text:p>
      <text:p text:style-name="Standard"><text:span text:style-name="T13">- aiohttp – </text:span><text:span text:style-name="T6">для асинхронной загрузки файлов.</text:span></text:p>
      <text:p text:style-name="Standard"><text:span text:style-name="T6">- </text:span><text:span text:style-name="T13">psycopr2 – </text:span><text:span text:style-name="T6">адаптер для постгрес.</text:span></text:p>
      <text:p text:style-name="Standard"><text:span text:style-name="T6">- </text:span><text:span text:style-name="T13">hiredis – </text:span><text:span text:style-name="T6">быстрый парсер/рендерер для Редис.</text:span></text:p>
      <text:p text:style-name="Standard"><text:span text:style-name="T6">- </text:span><text:span text:style-name="T13">gunicorn – UWSGI </text:span><text:span text:style-name="T6">сервер первой линии. Работает в паре с </text:span><text:span text:style-name="T13">NGINX.</text:span></text:p>
      <text:p text:style-name="Standard"><text:span text:style-name="T6"/></text:p>
      <text:p text:style-name="P15"><text:span text:style-name="T2">Службы в докере:</text:span></text:p>
      <text:p text:style-name="P15"><text:span text:style-name="T2"><text:tab/></text:span><text:span text:style-name="T10">web – </text:span><text:span text:style-name="T2">само приложение</text:span></text:p>
      <text:p text:style-name="P15"><text:span text:style-name="T2"><text:tab/></text:span><text:span text:style-name="T10">nginx – http server</text:span></text:p>
      <text:p text:style-name="P15"><text:span text:style-name="T10"><text:tab/>db – Postgres</text:span></text:p>
      <text:p text:style-name="Standard"><text:span text:style-name="T6"><text:tab/></text:span><text:span text:style-name="T13">redis – Redis</text:span></text:p>
      <text:p text:style-name="Standard"><text:span text:style-name="T13"><text:tab/>celery – Celery</text:span></text:p>
      <text:p text:style-name="P15"><text:span text:style-name="T10"><text:tab/>celery-beat – </text:span><text:span text:style-name="T2">служба выполнения задач по расписанию.</text:span></text:p>
      <text:p text:style-name="P15"><text:span text:style-name="T2"><text:tab/></text:span><text:span text:style-name="T10">flower – </text:span><text:span text:style-name="T2">мониторинг задач </text:span><text:span text:style-name="T10">Celery </text:span><text:span text:style-name="T17">{host}:8888</text:span></text:p>
      <text:p text:style-name="P6"><text:span text:style-name="T22"><text:tab/></text:span></text:p>
      <text:p text:style-name="P7">Пример <text:span text:style-name="T10">API </text:span>запроса:</text:p>
      <text:p text:style-name="P7"><text:span text:style-name="T24">{host}</text:span><text:span text:style-name="T23">/operator/79052685836/</text:span> <text:s/><text:span text:style-name="T16">GET</text:span></text:p>
      <text:p text:style-name="P7"/>
      <text:p text:style-name="P7">Пример <text:span text:style-name="T10">API </text:span>ответа:</text:p>
      <text:p text:style-name="P17">{</text:p>
      <text:p text:style-name="P18">    <text:span text:style-name="T26">"number"</text:span><text:span text:style-name="T25">: </text:span><text:span text:style-name="T27">79052685836</text:span><text:span text:style-name="T25">,</text:span></text:p>
      <text:p text:style-name="P18">    <text:span text:style-name="T26">"operator"</text:span><text:span text:style-name="T25">: </text:span><text:span text:style-name="T28">"ПАО \"Вымпел-Коммуникации\""</text:span><text:span text:style-name="T25">,</text:span></text:p>
      <text:p text:style-name="P18">    <text:span text:style-name="T26">"region"</text:span><text:span text:style-name="T25">: </text:span><text:span text:style-name="T28">"г. Санкт-Петербург и Ленинградская область"</text:span></text:p>
      <text:p text:style-name="P16">}</text:p>
      <text:p text:style-name="P7">Телефон в запросе должен начинаться с цифры 7 и быть длинной 11 символов. В противном случае <text:span text:style-name="T10">path converter </text:span>его не пропустит и вы получите 404.</text:p>
      <text:p text:style-name="P5"/>
      <text:p text:style-name="P9">Как все это запускать?</text:p>
      <text:p text:style-name="P5"><text:span text:style-name="T10">- </text:span><text:span text:style-name="T29">создаем папку</text:span></text:p>
      <text:p text:style-name="P19"><text:span text:style-name="T8">- </text:span><text:span text:style-name="T14">cd </text:span><text:span text:style-name="T7">в папку</text:span></text:p>
      <text:p text:style-name="P5">- <text:span text:style-name="T14">git init</text:span></text:p>
      <text:p text:style-name="P5"><text:span text:style-name="T14">- git clone </text:span><text:a xlink:type="simple" xlink:href="https://github.com/AlekseiKhatkevich/telephone_numbers.git" text:style-name="Internet_20_link" text:visited-style-name="Visited_20_Internet_20_Link">https://github.com/AlekseiKhatkevich/telephone_numbers.git</text:a></text:p>
      <text:p text:style-name="P5"><text:soft-page-break/><text:span text:style-name="T14">- cd .\telephone_numbers\</text:span></text:p>
      <text:p text:style-name="P5"><text:span text:style-name="T14">- docker-compose up --build -d</text:span></text:p>
      <text:p text:style-name="P5"><text:span text:style-name="T14">- docker-compose exec web python manage.py migrate</text:span></text:p>
      <text:p text:style-name="P5"><text:span text:style-name="T14">- docker-compose exec web python manage.py populate </text:span><text:span text:style-name="T15">(</text:span><text:span text:style-name="T30">ждем минутку пока данные не зальются в базу данных)</text:span></text:p>
      <text:p text:style-name="P5">- docker-compose exec web pytest <text:span text:style-name="T31">(проверяем все тестами)</text:span></text:p>
      <text:p text:style-name="P5">- <text:span text:style-name="T31">вроде все...</text:span></text:p>
      <text:p text:style-name="P5"/>
      <text:p text:style-name="P5"><text:span text:style-name="T14"/></text:p>
      <text:p text:style-name="P5"><text:span text:style-name="T10"/></text:p>
      <text:p text:style-name="P5"><text:span text:style-name="T10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OpenSans" svg:font-family="OpenSans, Helvetica, Arial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0:36:05.451000000</meta:creation-date>
    <dc:date>2020-11-15T13:04:33.331000000</dc:date>
    <meta:editing-duration>PT44M2S</meta:editing-duration>
    <meta:editing-cycles>8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71" meta:word-count="713" meta:character-count="4741" meta:non-whitespace-character-count="4052"/>
  </office:meta>
</office:document-meta>
</file>